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SequentialCompileTime" style:family="table">
      <style:table-properties style:width="17.59cm" table:align="margins"/>
    </style:style>
    <style:style style:name="SequentialCompileTime.A" style:family="table-column">
      <style:table-column-properties style:column-width="5.863cm" style:rel-column-width="21845*"/>
    </style:style>
    <style:style style:name="SequentialCompileTime.A1" style:family="table-cell">
      <style:table-cell-properties fo:padding="0.097cm" fo:border-left="0.05pt solid #000000" fo:border-right="none" fo:border-top="0.05pt solid #000000" fo:border-bottom="0.05pt solid #000000"/>
    </style:style>
    <style:style style:name="SequentialCompileTime.C1" style:family="table-cell">
      <style:table-cell-properties fo:padding="0.097cm" fo:border="0.05pt solid #000000"/>
    </style:style>
    <style:style style:name="SequentialCompileTime.A2" style:family="table-cell">
      <style:table-cell-properties fo:padding="0.097cm" fo:border-left="0.05pt solid #000000" fo:border-right="none" fo:border-top="none" fo:border-bottom="0.05pt solid #000000"/>
    </style:style>
    <style:style style:name="SequentialCompileTime.C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621cm" fo:margin-left="-0.016cm" table:align="left"/>
    </style:style>
    <style:style style:name="Table7.A" style:family="table-column">
      <style:table-column-properties style:column-width="5.9cm"/>
    </style:style>
    <style:style style:name="Table7.B" style:family="table-column">
      <style:table-column-properties style:column-width="5.847cm"/>
    </style:style>
    <style:style style:name="Table7.C" style:family="table-column">
      <style:table-column-properties style:column-width="5.874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621cm" fo:margin-left="-0.016cm" table:align="left"/>
    </style:style>
    <style:style style:name="Table8.A" style:family="table-column">
      <style:table-column-properties style:column-width="5.9cm"/>
    </style:style>
    <style:style style:name="Table8.B" style:family="table-column">
      <style:table-column-properties style:column-width="5.847cm"/>
    </style:style>
    <style:style style:name="Table8.C" style:family="table-column">
      <style:table-column-properties style:column-width="5.874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list-style-name="L1"/>
    <style:style style:name="P4" style:family="paragraph" style:parent-style-name="Standard">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1</text:p>
      <text:p text:style-name="P1">Jordan Zannier 997694810<text:line-break/>Naif Tarafdar 997590566</text:p>
      <text:p text:style-name="Standard">Q1)</text:p>
      <text:p text:style-name="Standard">update_td_cost</text:p>
      <text:p text:style-name="Standard">comp_delta_td_cost</text:p>
      <text:p text:style-name="Standard">comp_td_costs</text:p>
      <text:p text:style-name="Standard">update_region_occ</text:p>
      <text:p text:style-name="Standard">alloc_and_load_for_fast_cost_update</text:p>
      <text:p text:style-name="Standard"/>
      <text:p text:style-name="Standard">We picked these functions because they either had nested loops, such as alloc_and_load_for_fast_cost_update, update_td_cost, comp_td_costs, update_region_occ. Or they had a large number of loops like in comp_delta_td_cost. We decided to choose functions that were called by place, because VPR uses place more than route.</text:p>
      <text:p text:style-name="Standard"/>
      <text:p text:style-name="Standard"/>
      <text:p text:style-name="Standard"/>
      <text:p text:style-name="Standard">Q2)</text:p>
      <text:p text:style-name="Standard"/>
      <table:table table:name="SequentialCompileTime" table:style-name="SequentialCompileTime">
        <table:table-column table:style-name="SequentialCompileTime.A" table:number-columns-repeated="3"/>
        <table:table-row>
          <table:table-cell table:style-name="SequentialCompileTime.A1" office:value-type="string">
            <text:p text:style-name="Table_20_Contents">Compilation Flag</text:p>
          </table:table-cell>
          <table:table-cell table:style-name="SequentialCompileTime.A1" office:value-type="string">
            <text:p text:style-name="Table_20_Contents">Average User Time (s)</text:p>
          </table:table-cell>
          <table:table-cell table:style-name="SequentialCompileTime.C1" office:value-type="string">
            <text:p text:style-name="Table_20_Contents">Speedup</text:p>
          </table:table-cell>
        </table:table-row>
        <table:table-row>
          <table:table-cell table:style-name="SequentialCompileTime.A2" office:value-type="string">
            <text:p text:style-name="Table_20_Contents">O3</text:p>
          </table:table-cell>
          <table:table-cell table:style-name="SequentialCompileTime.A2" office:value-type="string">
            <text:p text:style-name="Table_20_Contents">10.656</text:p>
          </table:table-cell>
          <table:table-cell table:style-name="SequentialCompileTime.C2" office:value-type="string">
            <text:p text:style-name="Table_20_Contents">1</text:p>
          </table:table-cell>
        </table:table-row>
        <table:table-row>
          <table:table-cell table:style-name="SequentialCompileTime.A2" office:value-type="string">
            <text:p text:style-name="Table_20_Contents">O2</text:p>
          </table:table-cell>
          <table:table-cell table:style-name="SequentialCompileTime.A2" office:value-type="string">
            <text:p text:style-name="Table_20_Contents">8.484</text:p>
          </table:table-cell>
          <table:table-cell table:style-name="SequentialCompileTime.C2" office:value-type="string">
            <text:p text:style-name="Table_20_Contents">1.256</text:p>
          </table:table-cell>
        </table:table-row>
        <table:table-row>
          <table:table-cell table:style-name="SequentialCompileTime.A2" office:value-type="string">
            <text:p text:style-name="Table_20_Contents">Os</text:p>
          </table:table-cell>
          <table:table-cell table:style-name="SequentialCompileTime.A2" office:value-type="string">
            <text:p text:style-name="Table_20_Contents">7.16</text:p>
          </table:table-cell>
          <table:table-cell table:style-name="SequentialCompileTime.C2" office:value-type="string">
            <text:p text:style-name="Table_20_Contents">1.488</text:p>
          </table:table-cell>
        </table:table-row>
        <table:table-row>
          <table:table-cell table:style-name="SequentialCompileTime.A2" office:value-type="string">
            <text:p text:style-name="Table_20_Contents">gcov</text:p>
          </table:table-cell>
          <table:table-cell table:style-name="SequentialCompileTime.A2" office:value-type="string">
            <text:p text:style-name="Table_20_Contents">4.262</text:p>
          </table:table-cell>
          <table:table-cell table:style-name="SequentialCompileTime.C2" office:value-type="string">
            <text:p text:style-name="Table_20_Contents">2.5</text:p>
          </table:table-cell>
        </table:table-row>
        <table:table-row>
          <table:table-cell table:style-name="SequentialCompileTime.A2" office:value-type="string">
            <text:p text:style-name="Table_20_Contents">gprof</text:p>
          </table:table-cell>
          <table:table-cell table:style-name="SequentialCompileTime.A2" office:value-type="string">
            <text:p text:style-name="Table_20_Contents">3.68</text:p>
          </table:table-cell>
          <table:table-cell table:style-name="SequentialCompileTime.C2" office:value-type="string">
            <text:p text:style-name="Table_20_Contents">2.896</text:p>
          </table:table-cell>
        </table:table-row>
        <table:table-row>
          <table:table-cell table:style-name="SequentialCompileTime.A2" office:value-type="string">
            <text:p text:style-name="Table_20_Contents">g</text:p>
          </table:table-cell>
          <table:table-cell table:style-name="SequentialCompileTime.A2" office:value-type="string">
            <text:p text:style-name="Table_20_Contents">3.67</text:p>
          </table:table-cell>
          <table:table-cell table:style-name="SequentialCompileTime.C2" office:value-type="string">
            <text:p text:style-name="Table_20_Contents">2.904</text:p>
          </table:table-cell>
        </table:table-row>
      </table:table>
      <text:p text:style-name="Standard"/>
      <text:p text:style-name="Standard">Q3)</text:p>
      <text:p text:style-name="Standard">O3 is the slowest in compile time, because it adds the most performance optimizations.</text:p>
      <text:p text:style-name="Standard"/>
      <text:p text:style-name="Standard">Q4)</text:p>
      <text:p text:style-name="Standard">g is the fastest in compile time, because it no adds no optimizations but adds debug information such as generating symbols.</text:p>
      <text:p text:style-name="Standard"/>
      <text:p text:style-name="Standard">Q5)</text:p>
      <text:p text:style-name="Standard">gprof is faster in compile time than gcov, because the instrumentation code is only inserted before function calls, while gcov instrumentation code is inserted before every line of source code, which would be more insertions on average.</text:p>
      <text:p text:style-name="Standard"/>
      <text:p text:style-name="Standard">Q6)</text:p>
      <table:table table:name="Table1" table:style-name="Table1">
        <table:table-column table:style-name="Table1.A" table:number-columns-repeated="3"/>
        <table:table-row>
          <table:table-cell table:style-name="Table1.A1" office:value-type="string">
            <text:p text:style-name="Table_20_Contents">Compilation Flag</text:p>
          </table:table-cell>
          <table:table-cell table:style-name="Table1.A1" office:value-type="string">
            <text:p text:style-name="Table_20_Contents">Average Elapsed Time (s)</text:p>
          </table:table-cell>
          <table:table-cell table:style-name="Table1.C1" office:value-type="string">
            <text:p text:style-name="Table_20_Contents">Speedup</text:p>
          </table:table-cell>
        </table:table-row>
        <table:table-row>
          <table:table-cell table:style-name="Table1.A2" office:value-type="string">
            <text:p text:style-name="Table_20_Contents">-j 1</text:p>
          </table:table-cell>
          <table:table-cell table:style-name="Table1.A2" office:value-type="string">
            <text:p text:style-name="Table_20_Contents">13.7</text:p>
          </table:table-cell>
          <table:table-cell table:style-name="Table1.C2" office:value-type="string">
            <text:p text:style-name="Table_20_Contents">1</text:p>
          </table:table-cell>
        </table:table-row>
        <table:table-row>
          <table:table-cell table:style-name="Table1.A2" office:value-type="string">
            <text:p text:style-name="Table_20_Contents">-j 2</text:p>
          </table:table-cell>
          <table:table-cell table:style-name="Table1.A2" office:value-type="string">
            <text:p text:style-name="Table_20_Contents">6.834</text:p>
          </table:table-cell>
          <table:table-cell table:style-name="Table1.C2" office:value-type="string">
            <text:p text:style-name="Table_20_Contents">2.005</text:p>
          </table:table-cell>
        </table:table-row>
        <table:table-row>
          <table:table-cell table:style-name="Table1.A2" office:value-type="string">
            <text:p text:style-name="Table_20_Contents">-j 4</text:p>
          </table:table-cell>
          <table:table-cell table:style-name="Table1.A2" office:value-type="string">
            <text:p text:style-name="Table_20_Contents">3.958</text:p>
          </table:table-cell>
          <table:table-cell table:style-name="Table1.C2" office:value-type="string">
            <text:p text:style-name="Table_20_Contents">3.461</text:p>
          </table:table-cell>
        </table:table-row>
        <text:soft-page-break/>
        <table:table-row>
          <table:table-cell table:style-name="Table1.A2" office:value-type="string">
            <text:p text:style-name="Table_20_Contents">-j 8</text:p>
          </table:table-cell>
          <table:table-cell table:style-name="Table1.A2" office:value-type="string">
            <text:p text:style-name="Table_20_Contents">3.858</text:p>
          </table:table-cell>
          <table:table-cell table:style-name="Table1.C2" office:value-type="string">
            <text:p text:style-name="Table_20_Contents">3.551</text:p>
          </table:table-cell>
        </table:table-row>
      </table:table>
      <text:p text:style-name="Standard"/>
      <text:p text:style-name="Standard">Q7)</text:p>
      <text:list xml:id="list6813011081" text:style-name="L1">
        <text:list-item>
          <text:p text:style-name="P3">number of cores on the machine is 4, trying to run 8 threads, but only 4 can run at a time, which is why the scaling stopped at 4 threads</text:p>
        </text:list-item>
        <text:list-item>
          <text:p text:style-name="P3">even though we cannot run all 8 at once, one thread might finish early and allow a new one to start thus giving slightly better performance than running 4 threads twice</text:p>
        </text:list-item>
      </text:list>
      <text:p text:style-name="Standard"/>
      <text:p text:style-name="Standard">Q8)</text:p>
      <table:table table:name="Table2" table:style-name="Table2">
        <table:table-column table:style-name="Table2.A" table:number-columns-repeated="3"/>
        <table:table-row>
          <table:table-cell table:style-name="Table2.A1" office:value-type="string">
            <text:p text:style-name="Table_20_Contents">Compilation Flag</text:p>
          </table:table-cell>
          <table:table-cell table:style-name="Table2.A1" office:value-type="string">
            <text:p text:style-name="Table_20_Contents">Size (blocks)</text:p>
          </table:table-cell>
          <table:table-cell table:style-name="Table2.C1" office:value-type="string">
            <text:p text:style-name="Table_20_Contents">Relative Size</text:p>
          </table:table-cell>
        </table:table-row>
        <table:table-row>
          <table:table-cell table:style-name="Table2.A2" office:value-type="string">
            <text:p text:style-name="Table_20_Contents">-Os</text:p>
          </table:table-cell>
          <table:table-cell table:style-name="Table2.A2" office:value-type="string">
            <text:p text:style-name="Table_20_Contents">284392</text:p>
          </table:table-cell>
          <table:table-cell table:style-name="Table2.C2" office:value-type="string">
            <text:p text:style-name="Table_20_Contents">1</text:p>
          </table:table-cell>
        </table:table-row>
        <table:table-row>
          <table:table-cell table:style-name="Table2.A2" office:value-type="string">
            <text:p text:style-name="Table_20_Contents">-O2</text:p>
          </table:table-cell>
          <table:table-cell table:style-name="Table2.A2" office:value-type="string">
            <text:p text:style-name="Table_20_Contents">335691</text:p>
          </table:table-cell>
          <table:table-cell table:style-name="Table2.C2" office:value-type="string">
            <text:p text:style-name="Table_20_Contents">1.18</text:p>
          </table:table-cell>
        </table:table-row>
        <table:table-row>
          <table:table-cell table:style-name="Table2.A2" office:value-type="string">
            <text:p text:style-name="Table_20_Contents">-O3</text:p>
          </table:table-cell>
          <table:table-cell table:style-name="Table2.A2" office:value-type="string">
            <text:p text:style-name="Table_20_Contents">379337</text:p>
          </table:table-cell>
          <table:table-cell table:style-name="Table2.C2" office:value-type="string">
            <text:p text:style-name="Table_20_Contents">1.334</text:p>
          </table:table-cell>
        </table:table-row>
        <table:table-row>
          <table:table-cell table:style-name="Table2.A2" office:value-type="string">
            <text:p text:style-name="Table_20_Contents">-g</text:p>
          </table:table-cell>
          <table:table-cell table:style-name="Table2.A2" office:value-type="string">
            <text:p text:style-name="Table_20_Contents">817800</text:p>
          </table:table-cell>
          <table:table-cell table:style-name="Table2.C2" office:value-type="string">
            <text:p text:style-name="Table_20_Contents">2.876</text:p>
          </table:table-cell>
        </table:table-row>
        <table:table-row>
          <table:table-cell table:style-name="Table2.A2" office:value-type="string">
            <text:p text:style-name="Table_20_Contents">-gprof</text:p>
          </table:table-cell>
          <table:table-cell table:style-name="Table2.A2" office:value-type="string">
            <text:p text:style-name="Table_20_Contents">822176</text:p>
          </table:table-cell>
          <table:table-cell table:style-name="Table2.C2" office:value-type="string">
            <text:p text:style-name="Table_20_Contents">2.891</text:p>
          </table:table-cell>
        </table:table-row>
        <table:table-row>
          <table:table-cell table:style-name="Table2.A2" office:value-type="string">
            <text:p text:style-name="Table_20_Contents">-gcov</text:p>
          </table:table-cell>
          <table:table-cell table:style-name="Table2.A2" office:value-type="string">
            <text:p text:style-name="Table_20_Contents">1087894</text:p>
          </table:table-cell>
          <table:table-cell table:style-name="Table2.C2" office:value-type="string">
            <text:p text:style-name="Table_20_Contents">3.825</text:p>
          </table:table-cell>
        </table:table-row>
      </table:table>
      <text:p text:style-name="Standard"/>
      <text:p text:style-name="Standard">Q9)</text:p>
      <text:p text:style-name="Standard">Os creates the smallest exectutable because it is specifically optimizing the executable for size. The Os optimization uses O2 optimizations that do not add size and performs extra optimizations for size.</text:p>
      <text:p text:style-name="Standard"/>
      <text:p text:style-name="Standard">Q10)</text:p>
      <text:p text:style-name="Standard">gcov creates the largest executable because it has to insert its instrumentation code, for every line of source c code, which for VPR is quite a few since there are many lines of code.</text:p>
      <text:p text:style-name="Standard"/>
      <text:p text:style-name="Standard">Q11)</text:p>
      <text:p text:style-name="Standard">gcov <text:s/>creates a larger executable than gprof because the overhead instrumentation code add is for every line of source c code while gprof only add's the instrumentation code before function calls.<text:line-break/></text:p>
      <text:p text:style-name="Standard">Q12)</text:p>
      <text:p text:style-name="Standard"/>
      <table:table table:name="Table3" table:style-name="Table3">
        <table:table-column table:style-name="Table3.A" table:number-columns-repeated="3"/>
        <table:table-row>
          <table:table-cell table:style-name="Table3.A1" office:value-type="string">
            <text:p text:style-name="Table_20_Contents">Compilation Flag</text:p>
          </table:table-cell>
          <table:table-cell table:style-name="Table3.A1" office:value-type="string">
            <text:p text:style-name="Table_20_Contents">User Run Time (s)</text:p>
          </table:table-cell>
          <table:table-cell table:style-name="Table3.C1" office:value-type="string">
            <text:p text:style-name="Table_20_Contents">Speedup</text:p>
          </table:table-cell>
        </table:table-row>
        <table:table-row>
          <table:table-cell table:style-name="Table3.A2" office:value-type="string">
            <text:p text:style-name="Table_20_Contents">gprof</text:p>
          </table:table-cell>
          <table:table-cell table:style-name="Table3.A2" office:value-type="string">
            <text:p text:style-name="Table_20_Contents">7.236</text:p>
          </table:table-cell>
          <table:table-cell table:style-name="Table3.C2" office:value-type="string">
            <text:p text:style-name="Table_20_Contents">1</text:p>
          </table:table-cell>
        </table:table-row>
        <table:table-row>
          <table:table-cell table:style-name="Table3.A2" office:value-type="string">
            <text:p text:style-name="Table_20_Contents">gcov</text:p>
          </table:table-cell>
          <table:table-cell table:style-name="Table3.A2" office:value-type="string">
            <text:p text:style-name="Table_20_Contents">6.324</text:p>
          </table:table-cell>
          <table:table-cell table:style-name="Table3.C2" office:value-type="string">
            <text:p text:style-name="Table_20_Contents">1.144</text:p>
          </table:table-cell>
        </table:table-row>
        <table:table-row>
          <table:table-cell table:style-name="Table3.A2" office:value-type="string">
            <text:p text:style-name="Table_20_Contents">g</text:p>
          </table:table-cell>
          <table:table-cell table:style-name="Table3.A2" office:value-type="string">
            <text:p text:style-name="Table_20_Contents">6.114</text:p>
          </table:table-cell>
          <table:table-cell table:style-name="Table3.C2" office:value-type="string">
            <text:p text:style-name="Table_20_Contents">1.184</text:p>
          </table:table-cell>
        </table:table-row>
        <table:table-row>
          <table:table-cell table:style-name="Table3.A2" office:value-type="string">
            <text:p text:style-name="Table_20_Contents">Os</text:p>
          </table:table-cell>
          <table:table-cell table:style-name="Table3.A2" office:value-type="string">
            <text:p text:style-name="Table_20_Contents">3.016</text:p>
          </table:table-cell>
          <table:table-cell table:style-name="Table3.C2" office:value-type="string">
            <text:p text:style-name="Table_20_Contents">2.399</text:p>
          </table:table-cell>
        </table:table-row>
        <table:table-row>
          <table:table-cell table:style-name="Table3.A2" office:value-type="string">
            <text:p text:style-name="Table_20_Contents">O2</text:p>
          </table:table-cell>
          <table:table-cell table:style-name="Table3.A2" office:value-type="string">
            <text:p text:style-name="Table_20_Contents">2.604</text:p>
          </table:table-cell>
          <table:table-cell table:style-name="Table3.C2" office:value-type="string">
            <text:p text:style-name="Table_20_Contents">2.779</text:p>
          </table:table-cell>
        </table:table-row>
        <table:table-row>
          <table:table-cell table:style-name="Table3.A2" office:value-type="string">
            <text:p text:style-name="Table_20_Contents">O3</text:p>
          </table:table-cell>
          <table:table-cell table:style-name="Table3.A2" office:value-type="string">
            <text:p text:style-name="Table_20_Contents">2.5</text:p>
          </table:table-cell>
          <table:table-cell table:style-name="Table3.C2" office:value-type="string">
            <text:p text:style-name="Table_20_Contents">2.894</text:p>
          </table:table-cell>
        </table:table-row>
      </table:table>
      <text:p text:style-name="Standard"/>
      <text:p text:style-name="Standard">Q13)</text:p>
      <text:p text:style-name="Standard">The slowest run time is gprof, this is because there is a periodic interruption of execution for profiling information.</text:p>
      <text:p text:style-name="Standard"><text:soft-page-break/></text:p>
      <text:p text:style-name="Standard">Q14)</text:p>
      <text:p text:style-name="Standard">The fastest run time is O3, because it has the most performance optimizations applied. O3 includes all O2 optimizaztions plus a few more like more aggressive inlining functions, loop vectorizations etc.</text:p>
      <text:p text:style-name="Standard"/>
      <text:p text:style-name="Standard">Q15)</text:p>
      <text:p text:style-name="Standard">gcov is faster than gprof in run time, because instead of giving periodic interrupts, is increasing a counter for every c instruction and not interrupting execution as gprof does.</text:p>
      <text:p text:style-name="Standard"/>
      <text:p text:style-name="Standard">Q16)</text:p>
      <text:p text:style-name="Standard">gprof -g -pg</text:p>
      <table:table table:name="Table4" table:style-name="Table4">
        <table:table-column table:style-name="Table4.A"/>
        <table:table-column table:style-name="Table4.B"/>
        <table:table-row>
          <table:table-cell table:style-name="Table4.A1" office:value-type="string">
            <text:p text:style-name="Table_20_Contents">Function</text:p>
          </table:table-cell>
          <table:table-cell table:style-name="Table4.B1" office:value-type="string">
            <text:p text:style-name="Table_20_Contents">% Execution time</text:p>
          </table:table-cell>
        </table:table-row>
        <table:table-row>
          <table:table-cell table:style-name="Table4.A2" office:value-type="string">
            <text:p text:style-name="Table_20_Contents">comp_delta_td_cost</text:p>
          </table:table-cell>
          <table:table-cell table:style-name="Table4.B2" office:value-type="string">
            <text:p text:style-name="Table_20_Contents">17.03</text:p>
          </table:table-cell>
        </table:table-row>
        <table:table-row>
          <table:table-cell table:style-name="Table4.A2" office:value-type="string">
            <text:p text:style-name="Table_20_Contents">comp_td_point_to_point_delay</text:p>
          </table:table-cell>
          <table:table-cell table:style-name="Table4.B2" office:value-type="string">
            <text:p text:style-name="Table_20_Contents">13.36</text:p>
          </table:table-cell>
        </table:table-row>
        <table:table-row>
          <table:table-cell table:style-name="Table4.A2" office:value-type="string">
            <text:p text:style-name="Table_20_Contents">get_non_updateable_bb</text:p>
          </table:table-cell>
          <table:table-cell table:style-name="Table4.B2" office:value-type="string">
            <text:p text:style-name="Table_20_Contents">13.19</text:p>
          </table:table-cell>
        </table:table-row>
        <table:table-row>
          <table:table-cell table:style-name="Table4.A2" office:value-type="string">
            <text:p text:style-name="Table_20_Contents">try_swap</text:p>
          </table:table-cell>
          <table:table-cell table:style-name="Table4.B2" office:value-type="string">
            <text:p text:style-name="Table_20_Contents">10.02</text:p>
          </table:table-cell>
        </table:table-row>
        <table:table-row>
          <table:table-cell table:style-name="Table4.A2" office:value-type="string">
            <text:p text:style-name="Table_20_Contents">find_affected_nets</text:p>
          </table:table-cell>
          <table:table-cell table:style-name="Table4.B2" office:value-type="string">
            <text:p text:style-name="Table_20_Contents">8.68</text:p>
          </table:table-cell>
        </table:table-row>
      </table:table>
      <text:p text:style-name="Standard"/>
      <text:p text:style-name="Standard">Gprof -O2</text:p>
      <table:table table:name="Table5" table:style-name="Table5">
        <table:table-column table:style-name="Table5.A"/>
        <table:table-column table:style-name="Table5.B"/>
        <table:table-row>
          <table:table-cell table:style-name="Table5.A1" office:value-type="string">
            <text:p text:style-name="Table_20_Contents">Function</text:p>
          </table:table-cell>
          <table:table-cell table:style-name="Table5.B1" office:value-type="string">
            <text:p text:style-name="Table_20_Contents">% Execution time</text:p>
          </table:table-cell>
        </table:table-row>
        <table:table-row>
          <table:table-cell table:style-name="Table5.A2" office:value-type="string">
            <text:p text:style-name="Table_20_Contents">try_swap</text:p>
          </table:table-cell>
          <table:table-cell table:style-name="Table5.B2" office:value-type="string">
            <text:p text:style-name="Table_20_Contents">40.29</text:p>
          </table:table-cell>
        </table:table-row>
        <table:table-row>
          <table:table-cell table:style-name="Table5.A2" office:value-type="string">
            <text:p text:style-name="Table_20_Contents">comp_td_point_to_point_delay</text:p>
          </table:table-cell>
          <table:table-cell table:style-name="Table5.B2" office:value-type="string">
            <text:p text:style-name="Table_20_Contents">16.73</text:p>
          </table:table-cell>
        </table:table-row>
        <table:table-row>
          <table:table-cell table:style-name="Table5.A2" office:value-type="string">
            <text:p text:style-name="Table_20_Contents">get_non_updateable_bb</text:p>
          </table:table-cell>
          <table:table-cell table:style-name="Table5.B2" office:value-type="string">
            <text:p text:style-name="Table_20_Contents">13.67</text:p>
          </table:table-cell>
        </table:table-row>
        <table:table-row>
          <table:table-cell table:style-name="Table5.A2" office:value-type="string">
            <text:p text:style-name="Table_20_Contents">get_seg_start</text:p>
          </table:table-cell>
          <table:table-cell table:style-name="Table5.B2" office:value-type="string">
            <text:p text:style-name="Table_20_Contents">8.99</text:p>
          </table:table-cell>
        </table:table-row>
        <table:table-row>
          <table:table-cell table:style-name="Table5.A2" office:value-type="string">
            <text:p text:style-name="Table_20_Contents">get_net_cost</text:p>
          </table:table-cell>
          <table:table-cell table:style-name="Table5.B2" office:value-type="string">
            <text:p text:style-name="Table_20_Contents">8.45</text:p>
          </table:table-cell>
        </table:table-row>
      </table:table>
      <text:p text:style-name="Standard"/>
      <text:p text:style-name="Standard">Gprof -O3</text:p>
      <table:table table:name="Table6" table:style-name="Table6">
        <table:table-column table:style-name="Table6.A"/>
        <table:table-column table:style-name="Table6.B"/>
        <table:table-row>
          <table:table-cell table:style-name="Table6.A1" office:value-type="string">
            <text:p text:style-name="Table_20_Contents">Function</text:p>
          </table:table-cell>
          <table:table-cell table:style-name="Table6.B1" office:value-type="string">
            <text:p text:style-name="Table_20_Contents">% Execution time</text:p>
          </table:table-cell>
        </table:table-row>
        <table:table-row>
          <table:table-cell table:style-name="Table6.A2" office:value-type="string">
            <text:p text:style-name="Table_20_Contents">try_swap</text:p>
          </table:table-cell>
          <table:table-cell table:style-name="Table6.B2" office:value-type="string">
            <text:p text:style-name="Table_20_Contents">67.06</text:p>
          </table:table-cell>
        </table:table-row>
        <table:table-row>
          <table:table-cell table:style-name="Table6.A2" office:value-type="string">
            <text:p text:style-name="Table_20_Contents">comp_td_point_to_point_delay</text:p>
          </table:table-cell>
          <table:table-cell table:style-name="Table6.B2" office:value-type="string">
            <text:p text:style-name="Table_20_Contents">18.82</text:p>
          </table:table-cell>
        </table:table-row>
        <table:table-row>
          <table:table-cell table:style-name="Table6.A2" office:value-type="string">
            <text:p text:style-name="Table_20_Contents">label_wire_muxes</text:p>
          </table:table-cell>
          <table:table-cell table:style-name="Table6.B2" office:value-type="string">
            <text:p text:style-name="Table_20_Contents">5.10</text:p>
          </table:table-cell>
        </table:table-row>
        <table:table-row>
          <table:table-cell table:style-name="Table6.A2" office:value-type="string">
            <text:p text:style-name="Table_20_Contents">update_bb</text:p>
          </table:table-cell>
          <table:table-cell table:style-name="Table6.B2" office:value-type="string">
            <text:p text:style-name="Table_20_Contents">2.75</text:p>
          </table:table-cell>
        </table:table-row>
        <table:table-row>
          <table:table-cell table:style-name="Table6.A2" office:value-type="string">
            <text:p text:style-name="Table_20_Contents">get_bb_from_scratch</text:p>
          </table:table-cell>
          <table:table-cell table:style-name="Table6.B2" office:value-type="string">
            <text:p text:style-name="Table_20_Contents">1.18</text:p>
          </table:table-cell>
        </table:table-row>
      </table:table>
      <text:p text:style-name="Standard"/>
      <text:p text:style-name="Standard">Q17)</text:p>
      <text:p text:style-name="Standard">Time in try_swap: 67.06% in O3 version vs. 10.02% in -g version.</text:p>
      <text:p text:style-name="Standard">This is possible because the 3 functions that were ahead of try_swap in the -g version were optimized in the O3 version. The transformation that the compiler did was to inline the functions comp_delta_td_cost, get_non_updateable_bb, since they are inlined they no longer are called and thus are removed from the performance table, this is also why try_swap grows.</text:p>
      <text:p text:style-name="Standard"/>
      <text:p text:style-name="Standard"><text:soft-page-break/>Q18)</text:p>
      <text:p text:style-name="Standard">The reason the compiler did not inline the comp_td_point_to_point_delay function like it did for the <text:s/>comp_delta_td_cost, get_non_updateable_bb functions is because comp_td_point_to_point_delay is called in 5 different places: 4 times by comp_delta_td_cost, and once by comp_td_costs. The functions that are inlined, comp_delta_td_cost is only called once which makes it especially attractive for inlining, and <text:s/>get_non_updateable_bb is called in two places. The more places that a function is called the larger the executable gets when that function is inlined.</text:p>
      <text:p text:style-name="Standard"/>
      <text:p text:style-name="Standard">Q19)</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Optimization Flag</text:p>
          </table:table-cell>
          <table:table-cell table:style-name="Table7.A1" office:value-type="string">
            <text:p text:style-name="Table_20_Contents">Number of Lines</text:p>
          </table:table-cell>
          <table:table-cell table:style-name="Table7.C1" office:value-type="string">
            <text:p text:style-name="Table_20_Contents">Reduction</text:p>
          </table:table-cell>
        </table:table-row>
        <table:table-row>
          <table:table-cell table:style-name="Table7.A2" office:value-type="string">
            <text:p text:style-name="Table_20_Contents">g</text:p>
          </table:table-cell>
          <table:table-cell table:style-name="Table7.A2" office:value-type="string">
            <text:p text:style-name="Table_20_Contents">552</text:p>
          </table:table-cell>
          <table:table-cell table:style-name="Table7.C2" office:value-type="string">
            <text:p text:style-name="Table_20_Contents">1</text:p>
          </table:table-cell>
        </table:table-row>
        <table:table-row>
          <table:table-cell table:style-name="Table7.A2" office:value-type="string">
            <text:p text:style-name="Table_20_Contents">O3</text:p>
          </table:table-cell>
          <table:table-cell table:style-name="Table7.A2" office:value-type="string">
            <text:p text:style-name="Table_20_Contents">222</text:p>
          </table:table-cell>
          <table:table-cell table:style-name="Table7.C2" office:value-type="string">
            <text:p text:style-name="Table_20_Contents">2.487</text:p>
          </table:table-cell>
        </table:table-row>
      </table:table>
      <text:p text:style-name="Standard"/>
      <text:p text:style-name="Standard"/>
      <text:p text:style-name="Standard">Q20)</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Table_20_Contents">Optimization Flag</text:p>
          </table:table-cell>
          <table:table-cell table:style-name="Table8.A1" office:value-type="string">
            <text:p text:style-name="Table_20_Contents">Self Seconds (s)</text:p>
          </table:table-cell>
          <table:table-cell table:style-name="Table8.C1" office:value-type="string">
            <text:p text:style-name="Table_20_Contents">Speedup</text:p>
          </table:table-cell>
        </table:table-row>
        <table:table-row>
          <table:table-cell table:style-name="Table8.A2" office:value-type="string">
            <text:p text:style-name="Table_20_Contents">g</text:p>
          </table:table-cell>
          <table:table-cell table:style-name="Table8.A2" office:value-type="string">
            <text:p text:style-name="Table_20_Contents">0.17</text:p>
          </table:table-cell>
          <table:table-cell table:style-name="Table8.C2" office:value-type="string">
            <text:p text:style-name="Table_20_Contents">1</text:p>
          </table:table-cell>
        </table:table-row>
        <table:table-row>
          <table:table-cell table:style-name="Table8.A2" office:value-type="string">
            <text:p text:style-name="Table_20_Contents">O3</text:p>
          </table:table-cell>
          <table:table-cell table:style-name="Table8.A2" office:value-type="string">
            <text:p text:style-name="Table_20_Contents">0.08</text:p>
          </table:table-cell>
          <table:table-cell table:style-name="Table8.C2" office:value-type="string">
            <text:p text:style-name="Table_20_Contents">2.125</text:p>
          </table:table-cell>
        </table:table-row>
      </table:table>
      <text:p text:style-name="Standard">The speedup is close to the size reduction, but not exactly the same because even though the instruction count was reduced the CPI of the instructions in the O3 version of the update_bb, might not be exactly the same as the CPI of the instructions in the g version. Hence the nonideal speedup.</text:p>
      <text:p text:style-name="Standard"/>
      <text:p text:style-name="Standard">Q21)</text:p>
      <table:table table:name="Table9" table:style-name="Table9">
        <table:table-column table:style-name="Table9.A" table:number-columns-repeated="3"/>
        <table:table-row>
          <table:table-cell table:style-name="Table9.A1" office:value-type="string">
            <text:p text:style-name="Table_20_Contents">Priority of Optimization</text:p>
          </table:table-cell>
          <table:table-cell table:style-name="Table9.A1" office:value-type="string">
            <text:p text:style-name="Table_20_Contents">Line no. in place.c</text:p>
          </table:table-cell>
          <table:table-cell table:style-name="Table9.C1" office:value-type="string">
            <text:p text:style-name="Table_20_Contents">Number of times loop executes</text:p>
          </table:table-cell>
        </table:table-row>
        <table:table-row>
          <table:table-cell table:style-name="Table9.A2" office:value-type="string">
            <text:p text:style-name="Table_20_Contents">1</text:p>
          </table:table-cell>
          <table:table-cell table:style-name="Table9.A2" office:value-type="string">
            <text:p text:style-name="Table_20_Contents">1377</text:p>
          </table:table-cell>
          <table:table-cell table:style-name="Table9.C2" office:value-type="string">
            <text:p text:style-name="Table_20_Contents">17007588</text:p>
          </table:table-cell>
        </table:table-row>
        <table:table-row>
          <table:table-cell table:style-name="Table9.A2" office:value-type="string">
            <text:p text:style-name="Table_20_Contents">2</text:p>
          </table:table-cell>
          <table:table-cell table:style-name="Table9.A2" office:value-type="string">
            <text:p text:style-name="Table_20_Contents">1512</text:p>
          </table:table-cell>
          <table:table-cell table:style-name="Table9.C2" office:value-type="string">
            <text:p text:style-name="Table_20_Contents">13187845</text:p>
          </table:table-cell>
        </table:table-row>
        <table:table-row>
          <table:table-cell table:style-name="Table9.A2" office:value-type="string">
            <text:p text:style-name="Table_20_Contents">3</text:p>
          </table:table-cell>
          <table:table-cell table:style-name="Table9.A2" office:value-type="string">
            <text:p text:style-name="Table_20_Contents">1473</text:p>
          </table:table-cell>
          <table:table-cell table:style-name="Table9.C2" office:value-type="string">
            <text:p text:style-name="Table_20_Contents">3819743</text:p>
          </table:table-cell>
        </table:table-row>
        <table:table-row>
          <table:table-cell table:style-name="Table9.A2" office:value-type="string">
            <text:p text:style-name="Table_20_Contents">4</text:p>
          </table:table-cell>
          <table:table-cell table:style-name="Table9.A2" office:value-type="string">
            <text:p text:style-name="Table_20_Contents">1279</text:p>
          </table:table-cell>
          <table:table-cell table:style-name="Table9.C2" office:value-type="string">
            <text:p text:style-name="Table_20_Contents">3479992</text:p>
          </table:table-cell>
        </table:table-row>
        <table:table-row>
          <table:table-cell table:style-name="Table9.A2" office:value-type="string">
            <text:p text:style-name="Table_20_Contents">5</text:p>
          </table:table-cell>
          <table:table-cell table:style-name="Table9.A2" office:value-type="string">
            <text:p text:style-name="Table_20_Contents">1312</text:p>
          </table:table-cell>
          <table:table-cell table:style-name="Table9.C2" office:value-type="string">
            <text:p text:style-name="Table_20_Contents">0</text:p>
          </table:table-cell>
        </table:table-row>
      </table:table>
      <text:p text:style-name="Standard"><text:line-break/>The priority of optimization is in order of the number of times the body of each loop executes. <text:s/>Optimizing the largest loop will give us the most benefit as it is executed the most. <text:s/>Since the while loop on line 1312 is never executed we would not optimize it at all, since it would give us no gain in performance for this test case.<text:line-break/><text:line-break/>Q22) Bonus</text:p>
      <text:p text:style-name="Standard"/>
      <text:p text:style-name="Standard">We approached this by first targetting the most time-consuming function try_swap (as gprof has shown us). <text:s/>Then within try_swap we wanted to target the loop starting at line 1377 because that loop is executed the most (as gcov has shown us). <text:s/>The optimization that we made in this loop is the following:</text:p>
      <text:p text:style-name="P4">Before Optimization:<text:line-break/><text:line-break/>1377 <text:s text:c="4"/>for(k = 0; k &lt; num_nets_affected; k++)</text:p>
      <text:p text:style-name="Standard">1378 <text:s text:c="8"/>{</text:p>
      <text:p text:style-name="Standard">1379 </text:p>
      <text:p text:style-name="Standard">1380 <text:s text:c="12"/>inet = nets_to_update[k];</text:p>
      <text:p text:style-name="Standard">1381 <text:s text:c="12"/>/* If we swapped two blocks connected to the same net, its bounding box *</text:p>
      <text:p text:style-name="Standard">1382 <text:s text:c="13"/>* doesn't change. <text:s text:c="53"/>*/</text:p>
      <text:p text:style-name="Standard">1383 </text:p>
      <text:p text:style-name="Standard">1384 <text:s text:c="12"/>if(net_block_moved[k] == FROM_AND_TO)</text:p>
      <text:p text:style-name="Standard">1385 <text:s text:c="16"/>continue;<text:line-break/><text:line-break/><text:line-break/>After Optimization <text:line-break/><text:line-break/>1377 <text:s text:c="4"/>for(k = 0; k &lt; num_nets_affected; k++)</text:p>
      <text:p text:style-name="Standard">1378 <text:s text:c="8"/>{</text:p>
      <text:p text:style-name="Standard">1379 </text:p>
      <text:p text:style-name="Standard">1380 <text:s text:c="12"/>/* If we swapped two blocks connected to the same net, its bounding box *</text:p>
      <text:p text:style-name="Standard">1381 <text:s text:c="13"/>* doesn't change. <text:s text:c="53"/>*/</text:p>
      <text:p text:style-name="Standard">1382 </text:p>
      <text:p text:style-name="Standard">1383 <text:s text:c="12"/>if(net_block_moved[k] == FROM_AND_TO)</text:p>
      <text:p text:style-name="Standard">1384 <text:s text:c="16"/>continue;</text:p>
      <text:p text:style-name="Standard">1385 <text:s text:c="12"/>inet = nets_to_update[k];<text:line-break/><text:line-break/>We moved inet = nets_to_update after the continue statement. If the if statement is true and the continue statement is executed then we would not execute the inet = nets_to_update instruction.<text:line-break/><text:line-break/>Optimized Runs<text:line-break/><text:line-break/>Run 1: 2.496 s<text:line-break/>Run 2: 2.504 s<text:line-break/>Run 3: 2.492 s</text:p>
      <text:p text:style-name="Standard">Run 4: 2.496 s</text:p>
      <text:p text:style-name="Standard">Run 5: 2.488 s<text:line-break/><text:line-break/>Average Optimized = 2.4952</text:p>
      <text:p text:style-name="Standard"><text:line-break/>Average Old time (from previous question) = 2.5</text:p>
      <text:p text:style-name="Standard">Speedup = 2.5/2.4952<text:line-break/> <text:s text:c="14"/>= 1.001923<text:line-break/> <text:s/></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nnier Ryan</meta:initial-creator>
    <meta:creation-date>2013-09-25T15:44:08</meta:creation-date>
    <dc:date>2013-09-30T19:51:19</dc:date>
    <dc:creator>Tarafdar Naif</dc:creator>
    <meta:editing-duration>PT7H58M53S</meta:editing-duration>
    <meta:editing-cycles>10</meta:editing-cycles>
    <meta:generator>LibreOffice/3.5$Linux_X86_64 LibreOffice_project/350m1$Build-2</meta:generator>
    <meta:document-statistic meta:table-count="10" meta:image-count="0" meta:object-count="0" meta:page-count="5" meta:paragraph-count="221" meta:word-count="1063" meta:character-count="6661" meta:non-whitespace-character-count="5501"/>
  </office:meta>
</office:document-meta>
</file>